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odule2.xml" manifest:media-type="text/xml"/>
  <manifest:file-entry manifest:full-path="Basic/Standard/script-lb.xml" manifest:media-type="text/xml"/>
  <manifest:file-entry manifest:full-path="Basic/script-lc.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06cm"/>
    </style:style>
    <style:style style:name="co3" style:family="table-column">
      <style:table-column-properties fo:break-before="auto" style:column-width="1.963cm"/>
    </style:style>
    <style:style style:name="co4" style:family="table-column">
      <style:table-column-properties fo:break-before="auto" style:column-width="3.89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3" style:family="table-cell" style:parent-style-name="Default">
      <style:table-cell-properties fo:background-color="#ffd8ce"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4" style:family="table-cell" style:parent-style-name="Default">
      <style:table-cell-properties fo:background-color="#ffd8ce" style:text-align-source="fix" style:repeat-content="false" fo:border="0.74pt solid #000000"/>
      <style:paragraph-properties fo:text-align="center" fo:margin-left="0cm"/>
      <style:text-properties fo:font-weight="bold" style:font-weight-asian="bold" style:font-weight-complex="bold"/>
    </style:style>
    <style:style style:name="ce9" style:family="table-cell" style:parent-style-name="Default">
      <style:table-cell-properties fo:background-color="#ffd8ce" style:text-align-source="fix" style:repeat-content="false" fo:border="0.74pt solid #000000"/>
      <style:paragraph-properties fo:text-align="center" fo:margin-left="0cm"/>
    </style:style>
    <style:style style:name="ce10" style:family="table-cell" style:parent-style-name="Default" style:data-style-name="N1">
      <style:table-cell-properties fo:background-color="#ffd8ce" style:text-align-source="fix" style:repeat-content="false" fo:border="0.74pt solid #000000"/>
      <style:paragraph-properties fo:text-align="center" fo:margin-left="0cm"/>
      <style:text-properties fo:font-weight="bold" style:font-weight-asian="bold" style:font-weight-complex="bold"/>
    </style:style>
    <style:style style:name="ce19" style:family="table-cell" style:parent-style-name="Default" style:data-style-name="N1">
      <style:table-cell-properties fo:background-color="#ffd8ce" style:text-align-source="fix" style:repeat-content="false" fo:border="0.74pt solid #000000"/>
      <style:paragraph-properties fo:text-align="center" fo:margin-left="0cm"/>
    </style:style>
    <style:style style:name="ce2" style:family="table-cell" style:parent-style-name="Default" style:data-style-name="N1"/>
    <style:style style:name="ce21" style:family="table-cell" style:parent-style-name="Default">
      <style:table-cell-properties fo:background-color="#ffd8ce" fo:border="0.74pt solid #000000"/>
    </style:style>
    <style:style style:name="ce12" style:family="table-cell" style:parent-style-name="Default">
      <style:table-cell-properties fo:background-color="#ffd8ce"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14" style:family="table-cell" style:parent-style-name="Default">
      <style:table-cell-properties fo:background-color="#ffd8ce" fo:border="0.74pt solid #000000"/>
    </style:style>
    <style:style style:name="ce24" style:family="table-cell" style:parent-style-name="Default">
      <style:table-cell-properties fo:wrap-option="wrap"/>
    </style:style>
    <style:style style:name="ce27" style:family="table-cell" style:parent-style-name="Default">
      <style:table-cell-properties fo:border-bottom="none" fo:border-left="none" fo:border-right="none" fo:border-top="2.24pt solid #000000"/>
    </style:style>
    <style:style style:name="ce15" style:family="table-cell" style:parent-style-name="Default" style:data-style-name="N1">
      <style:table-cell-properties fo:background-color="#ffd8ce" fo:border="0.74pt solid #000000"/>
    </style:style>
    <style:style style:name="ce26" style:family="table-cell" style:parent-style-name="Default">
      <style:table-cell-properties fo:background-color="#dddddd" style:text-align-source="fix" style:repeat-content="false" fo:border="0.74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dddddd" style:text-align-source="fix" style:repeat-content="false" fo:border="0.74pt solid #000000"/>
      <style:paragraph-properties fo:text-align="center" fo:margin-left="0cm"/>
      <style:text-properties fo:font-weight="bold" style:font-weight-asian="bold" style:font-weight-complex="bold"/>
    </style:style>
    <style:style style:name="ce28" style:family="table-cell" style:parent-style-name="Default" style:data-style-name="N1">
      <style:table-cell-properties fo:background-color="#dddddd" fo:border="0.74pt solid #000000"/>
    </style:style>
    <style:style style:name="ce16" style:family="table-cell" style:parent-style-name="Default" style:data-style-name="N0">
      <style:table-cell-properties fo:background-color="#ffd8ce" fo:wrap-option="wrap" fo:border="0.74pt solid #000000"/>
      <style:text-properties style:use-window-font-color="true" style:text-outline="false" style:text-line-through-style="none" style:text-line-through-type="none" style:font-name="Liberation Sans" fo:font-size="10pt" fo:language="fi" fo:country="FI"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dddddd" fo:border="0.74pt solid #000000"/>
    </style:style>
    <style:style style:name="ce31" style:family="table-cell" style:parent-style-name="Default" style:data-style-name="N0">
      <style:table-cell-properties fo:background-color="#dddddd" fo:wrap-option="wrap" fo:border="0.74pt solid #000000"/>
      <style:text-properties style:use-window-font-color="true" style:text-outline="false" style:text-line-through-style="none" style:text-line-through-type="none" style:font-name="Liberation Sans" fo:font-size="10pt" fo:language="fi" fo:country="FI"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120">
      <style:table-cell-properties fo:background-color="#ffd8ce" fo:border="0.74pt solid #000000"/>
    </style:style>
    <style:style style:name="ce33" style:family="table-cell" style:parent-style-name="Default" style:data-style-name="N120">
      <style:table-cell-properties fo:background-color="#dddddd" fo:border="0.74pt solid #000000"/>
    </style:style>
    <style:style style:name="ce4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8" style:family="table-cell" style:parent-style-name="Default" style:data-style-name="N2">
      <style:table-cell-properties fo:background-color="#ffd8ce" fo:border="0.74pt solid #000000"/>
    </style:style>
    <style:style style:name="ce46" style:family="table-cell" style:parent-style-name="Default">
      <style:text-properties style:font-name="Liberation Serif" fo:font-style="italic" style:font-style-asian="italic" style:font-style-complex="italic"/>
    </style:style>
    <style:style style:name="ce50" style:family="table-cell" style:parent-style-name="Default" style:data-style-name="N2">
      <style:table-cell-properties fo:background-color="#dddddd" fo:border="0.74pt solid #000000"/>
    </style:style>
    <style:style style:name="ce43" style:family="table-cell" style:parent-style-name="Default">
      <style:table-cell-properties fo:border-bottom="none" fo:background-color="#ffd8ce" style:text-align-source="fix" style:repeat-content="false" fo:border-left="0.74pt solid #000000" fo:border-right="0.74pt solid #000000" fo:border-top="0.74pt solid #000000" style:vertical-align="middle"/>
      <style:paragraph-properties fo:text-align="center" fo:margin-left="0cm"/>
      <style:text-properties fo:font-weight="bold" style:font-weight-asian="bold" style:font-weight-complex="bold"/>
    </style:style>
    <style:style style:name="ce44" style:family="table-cell" style:parent-style-name="Default">
      <style:table-cell-properties fo:border-bottom="0.74pt solid #000000" fo:background-color="#ffd8ce" style:text-align-source="fix" style:repeat-content="false" fo:border-left="0.74pt solid #000000" fo:border-right="0.74pt solid #000000" fo:border-top="none"/>
      <style:paragraph-properties fo:text-align="center" fo:margin-left="0cm"/>
      <style:text-properties fo:font-weight="bold" style:font-weight-asian="bold" style:font-weight-complex="bold"/>
    </style:style>
    <style:style style:name="ce54" style:family="table-cell" style:parent-style-name="Default">
      <style:table-cell-properties fo:background-color="transparent" fo:border="none"/>
    </style:style>
    <style:style style:name="ce7" style:family="table-cell" style:parent-style-name="Default">
      <style:table-cell-properties fo:border-bottom="none" fo:background-color="#dddddd" style:text-align-source="fix" style:repeat-content="false" fo:border-left="0.74pt solid #000000" fo:border-right="0.74pt solid #000000" fo:border-top="0.74pt solid #000000" style:vertical-align="middle"/>
      <style:paragraph-properties fo:text-align="center" fo:margin-left="0cm"/>
      <style:text-properties fo:font-weight="bold" style:font-weight-asian="bold" style:font-weight-complex="bold"/>
    </style:style>
    <style:style style:name="ce8" style:family="table-cell" style:parent-style-name="Default">
      <style:table-cell-properties fo:border-bottom="0.74pt solid #000000" fo:background-color="#dddddd" style:text-align-source="fix" style:repeat-content="false" fo:border-left="0.74pt solid #000000" fo:border-right="0.74pt solid #000000" fo:border-top="none"/>
      <style:paragraph-properties fo:text-align="center" fo:margin-left="0cm"/>
      <style:text-properties fo:font-weight="bold" style:font-weight-asian="bold" style:font-weight-complex="bold"/>
    </style:style>
    <style:style style:name="ce57" style:family="table-cell" style:parent-style-name="Default">
      <style:table-cell-properties fo:background-color="#dddddd" fo:border="0.74pt solid #000000"/>
    </style:style>
    <style:style style:name="ce58" style:family="table-cell" style:parent-style-name="Default">
      <style:table-cell-properties fo:background-color="transparent"/>
    </style:style>
    <style:style style:name="gr1" style:family="graphic" style:parent-style-name="Default">
      <style:graphic-properties draw:fill-color="#ffffd7" draw:textarea-horizontal-align="justify" draw:textarea-vertical-align="middle" draw:auto-grow-height="false" fo:min-height="1.107cm" fo:min-width="11.535cm" loext:decorative="false"/>
      <style:paragraph-properties fo:text-align="center"/>
    </style:style>
    <style:style style:name="gr2" style:family="graphic" style:parent-style-name="Default">
      <style:graphic-properties draw:stroke="none" svg:stroke-color="#000000" draw:fill="none" draw:fill-color="#ffffff" fo:min-height="0.937cm" loext:decorative="false"/>
      <style:paragraph-properties style:writing-mode="lr-tb"/>
    </style:style>
    <style:style style:name="gr3" style:family="graphic" style:parent-style-name="Default">
      <style:graphic-properties draw:fill-color="#ffffd7" draw:textarea-horizontal-align="justify" draw:textarea-vertical-align="middle" draw:auto-grow-height="false" fo:min-height="6.129cm" fo:min-width="15.819cm" style:writing-mode="lr-tb" loext:decorative="false"/>
      <style:paragraph-properties fo:text-align="center"/>
    </style:style>
    <style:style style:name="gr4" style:family="graphic" style:parent-style-name="Default">
      <style:graphic-properties draw:stroke="none" svg:stroke-color="#000000" draw:fill="none" draw:fill-color="#ffffff" fo:min-height="2.341cm" loext:decorative="false"/>
      <style:paragraph-properties style:writing-mode="lr-tb"/>
    </style:style>
    <style:style style:name="gr5" style:family="graphic" style:parent-style-name="Default">
      <style:graphic-properties draw:stroke="none" draw:fill="none" draw:textarea-horizontal-align="center" draw:textarea-vertical-align="middle" draw:ole-draw-aspect="1" style:protect="size" loext:decorative="false"/>
      <style:paragraph-properties fo:text-align="center"/>
    </style:style>
    <style:style style:name="gr6" style:family="graphic" style:parent-style-name="Default">
      <style:graphic-properties draw:stroke="none" svg:stroke-color="#000000" draw:fill="none" draw:fill-color="#ffffff" fo:min-height="0.702cm" loext:decorative="false"/>
      <style:paragraph-properties style:writing-mode="lr-tb"/>
    </style:style>
    <style:style style:name="gr7" style:family="graphic" style:parent-style-name="Default">
      <style:graphic-properties draw:stroke="none" svg:stroke-color="#000000" draw:fill="none" draw:fill-color="#ffffff" fo:min-height="0.668cm" loext:decorative="false"/>
      <style:paragraph-properties style:writing-mode="lr-tb"/>
    </style:style>
    <style:style style:name="gr8" style:family="graphic" style:parent-style-name="Default">
      <style:graphic-properties draw:stroke="none" svg:stroke-color="#000000" draw:fill="none" draw:fill-color="#ffffff" fo:min-height="3.597cm" loext:decorative="false"/>
      <style:paragraph-properties style:writing-mode="lr-tb"/>
    </style:style>
    <style:style style:name="gr9" style:family="graphic" style:parent-style-name="Default">
      <style:graphic-properties fo:background-color="#ffd8ce" loext:decorative="false"/>
      <style:text-properties fo:font-size="12pt" fo:font-weight="bold"/>
    </style:style>
    <style:style style:name="P1" style:family="paragraph">
      <loext:graphic-properties draw:fill-color="#ffffd7"/>
      <style:paragraph-properties fo:text-align="center"/>
    </style:style>
    <style:style style:name="P2" style:family="paragraph">
      <loext:graphic-properties draw:fill="none" draw:fill-color="#ffffff"/>
    </style:style>
    <style:style style:name="P3" style:family="paragraph">
      <loext:graphic-properties draw:fill-color="#ffffd7"/>
      <style:paragraph-properties fo:text-align="center" style:writing-mode="lr-tb"/>
    </style:style>
    <style:style style:name="P4" style:family="paragraph">
      <loext:graphic-properties draw:fill="none"/>
      <style:paragraph-properties fo:text-align="center"/>
    </style:style>
    <style:style style:name="P5" style:family="paragraph">
      <style:paragraph-properties fo:text-align="center"/>
      <style:text-properties fo:font-size="12pt" fo:font-weight="bold"/>
    </style:style>
    <style:style style:name="T1" style:family="text">
      <style:text-properties style:text-underline-style="solid" style:text-underline-width="auto" style:text-underline-color="font-color"/>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sub 58%" fo:font-style="italic" style:font-style-asian="italic" style:font-style-complex="italic"/>
    </style:style>
    <style:style style:name="T5" style:family="text">
      <style:text-properties style:font-name="Liberation Serif" fo:font-style="italic" style:font-style-asian="italic" style:font-style-complex="italic"/>
    </style:style>
    <style:style style:name="T6" style:family="text">
      <style:text-properties style:text-position="sub 58%" style:font-name="Liberation Serif" fo:font-style="italic" style:font-style-asian="italic" style:font-style-complex="italic"/>
    </style:style>
    <style:style style:name="T7" style:family="text">
      <style:text-properties style:font-name="Liberation Serif" fo:font-style="normal" style:font-style-asian="normal" style:font-style-complex="normal"/>
    </style:style>
    <style:style style:name="T8" style:family="text">
      <style:text-properties style:text-position="sub 58%" style:font-name="Liberation Serif" fo:font-style="normal" style:font-style-asian="normal" style:font-style-complex="normal"/>
    </style:style>
    <style:style style:name="T9" style:family="text">
      <style:text-properties style:text-position="0% 100%" style:font-name="Liberation Serif" fo:font-style="normal" style:font-style-asian="normal" style:font-style-complex="normal"/>
    </style:style>
    <style:style style:name="T10" style:family="text">
      <style:text-properties style:text-position="0% 100%" style:font-name="Liberation Serif" fo:font-style="italic" style:font-style-asian="italic" style:font-style-complex="italic"/>
    </style:style>
  </office:automatic-styles>
  <office:body>
    <office:spreadsheet>
      <table:calculation-settings table:automatic-find-labels="false" table:use-regular-expressions="false" table:use-wildcards="true"/>
      <table:content-validations>
        <table:content-validation table:name="val1" table:condition="of:cell-content-is-in-list([$Taulukko1.$A$3:.$A$20])" table:allow-empty-cell="false" table:display-list="unsorted" table:base-cell-address="Taulukko1.J3">
          <table:error-message table:message-type="stop" table:display="true"/>
        </table:content-validation>
        <table:content-validation table:name="val2" table:condition="of:cell-content-is-in-list(&quot;0&quot;;&quot;0,5&quot;;&quot;1&quot;)" table:allow-empty-cell="true" table:display-list="unsorted" table:base-cell-address="Taulukko1.J3">
          <table:help-message table:display="true">
            <text:p>Häviö: 0</text:p>
            <text:p>Tasapeli: 0,5</text:p>
            <text:p>Voitto: 1</text:p>
          </table:help-message>
          <table:error-message table:message-type="stop" table:display="true"/>
        </table:content-validation>
      </table:content-validations>
      <table:table table:name="Taulukko1" table:style-name="ta1">
        <office:forms form:automatic-focus="false" form:apply-design-mode="false">
          <form:form form:name="Lomak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ainike2" form:control-implementation="ooo:com.sun.star.form.component.CommandButton" xml:id="control1" form:id="control1" form:label="Vie ranking-listaan" office:target-frame="" form:delay-for-repeat="PT0.050000000S" form:image-position="center">
              <form:properties>
                <form:property form:property-name="DefaultControl" office:value-type="string" office:string-value="com.sun.star.form.control.CommandButton"/>
                <form:property form:property-name="ImageURL" office:value-type="void"/>
              </form:properties>
              <office:event-listeners>
                <script:event-listener script:language="ooo:script" script:event-name="dom:mouseup" xlink:href="vnd.sun.star.script:Standard.Module2.PaivitaJaJarjestaELOt?language=Basic&amp;location=document" xlink:type="simple"/>
              </office:event-listeners>
            </form:button>
          </form:form>
        </office:forms>
        <table:shapes>
          <draw:custom-shape draw:z-index="0" draw:name="Muoto 1" draw:style-name="gr1" draw:text-style-name="P1" svg:width="11.534cm" svg:height="3.345cm" svg:x="16.459cm" svg:y="1.94cm">
            <text:p/>
            <draw:enhanced-geometry svg:viewBox="0 0 21600 21600" draw:text-areas="0 ?f0 21600 ?f4" draw:type="up-down-arrow-callout" draw:modifiers="7228.41838173104 9988.244473342 3154.44037214548 10355.266579974"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frame draw:z-index="1" draw:name="Tekstikehys 1" draw:style-name="gr2" draw:text-style-name="P2" svg:width="10.83cm" svg:height="0.937cm" svg:x="16.852cm" svg:y="3.144cm">
            <draw:text-box>
              <text:p>VIE OTTELUN TIEDOT YLLÄ OLEVAAN LASKURIIN, JA KLIKKAA SITTEN ALLA OLEVAA PAINIKETTA.</text:p>
            </draw:text-box>
          </draw:frame>
          <draw:custom-shape draw:z-index="2" draw:name="Muoto 2" draw:style-name="gr3" draw:text-style-name="P3" svg:width="15.818cm" svg:height="6.942cm" svg:x="29.434cm" svg:y="1.989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z-index="3" draw:name="Tekstikehys 2" draw:style-name="gr4" draw:text-style-name="P2" svg:width="14.378cm" svg:height="2.341cm" svg:x="30.121cm" svg:y="2.191cm">
            <draw:text-box>
              <text:p><text:span text:style-name="T1">ELO-luvut muodostuvat seuraavasti:</text:span></text:p>
              <text:p><text:span text:style-name="T2">Jos kahden pelaajan ELO-luvut ovat </text:span><text:span text:style-name="T3">R</text:span><text:span text:style-name="T4">A</text:span><text:span text:style-name="T2"> ja </text:span><text:span text:style-name="T3">R</text:span><text:span text:style-name="T4">B</text:span><text:span text:style-name="T2">, heidän välisensä ottelun odotettavissa olevat tulokset (expected outcome) kummallekin pelaajalle lasketaan kaavoilla </text:span></text:p>
              <text:p><text:span text:style-name="T2"/></text:p>
            </draw:text-box>
          </draw:frame>
          <draw:frame draw:z-index="4" draw:name="upotettu objekti (OLE) 1" draw:style-name="gr5" draw:text-style-name="P4" svg:width="2.673cm" svg:height="1.123cm" svg:x="30.53cm" svg:y="3.849cm">
            <draw:object xlink:href="./Object 1" xlink:type="simple" xlink:show="embed" xlink:actuate="onLoad">
              <loext:p/>
            </draw:object>
            <draw:image xlink:href="./ObjectReplacements/Object 1" xlink:type="simple" xlink:show="embed" xlink:actuate="onLoad"/>
          </draw:frame>
          <draw:frame draw:z-index="5" draw:name="Tekstikehys 3" draw:style-name="gr6" draw:text-style-name="P2" svg:width="0.785cm" svg:height="0.702cm" svg:x="33.984cm" svg:y="4.095cm">
            <draw:text-box>
              <text:p>ja</text:p>
            </draw:text-box>
          </draw:frame>
          <draw:frame draw:z-index="6" draw:name="upotettu objekti (OLE) 2" draw:style-name="gr5" draw:text-style-name="P4" svg:width="3.527cm" svg:height="0.47cm" svg:x="18.865cm" svg:y="11.289cm">
            <draw:object xlink:href="./Object 2" xlink:type="simple" xlink:show="embed" xlink:actuate="onLoad">
              <loext:p/>
            </draw:object>
            <draw:image xlink:href="./ObjectReplacements/Object 2" xlink:type="simple" xlink:show="embed" xlink:actuate="onLoad"/>
          </draw:frame>
          <draw:frame draw:z-index="7" draw:name="upotettu objekti (OLE) 3" draw:style-name="gr5" draw:text-style-name="P4" svg:width="2.807cm" svg:height="1.123cm" svg:x="35.058cm" svg:y="3.83cm">
            <draw:object xlink:href="./Object 3" xlink:type="simple" xlink:show="embed" xlink:actuate="onLoad">
              <loext:p/>
            </draw:object>
            <draw:image xlink:href="./ObjectReplacements/Object 3" xlink:type="simple" xlink:show="embed" xlink:actuate="onLoad"/>
          </draw:frame>
          <draw:frame draw:z-index="8" draw:name="Tekstikehys 4" draw:style-name="gr7" draw:text-style-name="P2" svg:width="1.701cm" svg:height="0.668cm" svg:x="38.38cm" svg:y="4.133cm">
            <draw:text-box>
              <text:p>missä </text:p>
            </draw:text-box>
          </draw:frame>
          <draw:frame draw:z-index="9" draw:name="upotettu objekti (OLE) 4" draw:style-name="gr5" draw:text-style-name="P4" svg:width="2.535cm" svg:height="0.597cm" svg:x="40.05cm" svg:y="3.711cm">
            <draw:object xlink:href="./Object 4" xlink:type="simple" xlink:show="embed" xlink:actuate="onLoad">
              <loext:p/>
            </draw:object>
            <draw:image xlink:href="./ObjectReplacements/Object 4" xlink:type="simple" xlink:show="embed" xlink:actuate="onLoad"/>
          </draw:frame>
          <draw:frame draw:z-index="10" draw:name="upotettu objekti (OLE) 5" draw:style-name="gr5" draw:text-style-name="P4" svg:width="2.654cm" svg:height="0.597cm" svg:x="40.048cm" svg:y="4.418cm">
            <draw:object xlink:href="./Object 5" xlink:type="simple" xlink:show="embed" xlink:actuate="onLoad">
              <loext:p/>
            </draw:object>
            <draw:image xlink:href="./ObjectReplacements/Object 5" xlink:type="simple" xlink:show="embed" xlink:actuate="onLoad"/>
          </draw:frame>
          <draw:frame draw:z-index="11" draw:name="Tekstikehys 6" draw:style-name="gr8" draw:text-style-name="P2" svg:width="14.329cm" svg:height="3.597cm" svg:x="30.071cm" svg:y="5.218cm">
            <draw:text-box>
              <text:p>Kun ottelu on pelattu, näiden avulla voidaan laskea pelaajille uudet ELO-luvut <text:span text:style-name="T3">R’</text:span><text:span text:style-name="T4">A</text:span><text:span text:style-name="T2"> ja </text:span><text:span text:style-name="T3">R’</text:span><text:span text:style-name="T4">B</text:span> kaavoilla</text:p>
              <text:p><text:span text:style-name="T3">R’</text:span><text:span text:style-name="T4">A</text:span><text:span text:style-name="T3"> = R</text:span><text:span text:style-name="T4">A</text:span><text:span text:style-name="T3"> + K</text:span><text:span text:style-name="T2">(</text:span><text:span text:style-name="T3">S</text:span><text:span text:style-name="T4">A</text:span><text:span text:style-name="T3"> </text:span><text:span text:style-name="T5">− E</text:span><text:span text:style-name="T6">A</text:span><text:span text:style-name="T7">) + </text:span><text:span text:style-name="T5">S</text:span><text:span text:style-name="T8">A</text:span><text:span text:style-name="T7">·</text:span><text:span text:style-name="T5">V</text:span><text:span text:style-name="T7"> <text:s/>ja <text:s/></text:span><text:span text:style-name="T5">R’</text:span><text:span text:style-name="T6">B</text:span><text:span text:style-name="T5"> = R</text:span><text:span text:style-name="T6">B</text:span><text:span text:style-name="T5"> + K</text:span><text:span text:style-name="T7">(</text:span><text:span text:style-name="T5">S</text:span><text:span text:style-name="T6">B</text:span><text:span text:style-name="T5"> − E</text:span><text:span text:style-name="T6">B</text:span><text:span text:style-name="T7">) + </text:span><text:span text:style-name="T5">S</text:span><text:span text:style-name="T8">B</text:span><text:span text:style-name="T7">·</text:span><text:span text:style-name="T5">V</text:span><text:span text:style-name="T7">, jossa</text:span></text:p>
              <text:p><text:span text:style-name="T5">K</text:span><text:span text:style-name="T7"> = kerroin, joka määrittää, paljonko ELO-luku voi enintään muuttua kerrallaan,</text:span></text:p>
              <text:p><text:span text:style-name="T5">S</text:span><text:span text:style-name="T8">A</text:span><text:span text:style-name="T7"> ja </text:span><text:span text:style-name="T5">S</text:span><text:span text:style-name="T8">B</text:span><text:span text:style-name="T9"> = Pelaajien A ja B ottelutulokset (0 tai 0,5 tai 1),</text:span></text:p>
              <text:p><text:span text:style-name="T10">V</text:span><text:span text:style-name="T9"> = Ylimääräinen kerroin, joka palkitsee voittamista (ei kuulu viralliseen ELO-luvun laskemiskaavaan; voidaan asettaa nollaksi, jos ei haluta käyttää).</text:span></text:p>
            </draw:text-box>
          </draw:frame>
          <draw:control draw:z-index="12" draw:name="Ohjausobjekti 2" draw:style-name="gr9" draw:text-style-name="P5" svg:width="4.34cm" svg:height="1.139cm" svg:x="19.937cm" svg:y="5.539cm" draw:control="control1"/>
        </table:shapes>
        <table:table-column table:style-name="co1" table:default-cell-style-name="Default"/>
        <table:table-column table:style-name="co1" table:default-cell-style-name="ce2"/>
        <table:table-column table:style-name="co2" table:default-cell-style-name="Default"/>
        <table:table-column table:style-name="co1" table:number-columns-repeated="9" table:default-cell-style-name="Default"/>
        <table:table-column table:style-name="co3" table:number-columns-repeated="2" table:default-cell-style-name="Default"/>
        <table:table-column table:style-name="co4" table:default-cell-style-name="Default"/>
        <table:table-column table:style-name="co1" table:number-columns-repeated="16367" table:default-cell-style-name="Default"/>
        <table:table-row table:style-name="ro1">
          <table:table-cell table:style-name="ce3" office:value-type="string" calcext:value-type="string" table:number-columns-spanned="6" table:number-rows-spanned="1">
            <text:p>Ranking</text:p>
          </table:table-cell>
          <table:covered-table-cell table:style-name="ce10"/>
          <table:covered-table-cell table:number-columns-repeated="4" table:style-name="ce4"/>
          <table:table-cell/>
          <table:table-cell table:style-name="ce12" office:value-type="string" calcext:value-type="string" table:number-columns-spanned="4" table:number-rows-spanned="1">
            <text:p>Ottelun tulos</text:p>
          </table:table-cell>
          <table:covered-table-cell table:number-columns-repeated="3" table:style-name="ce4"/>
          <table:table-cell table:style-name="ce4"/>
          <table:table-cell table:style-name="ce41" table:number-columns-repeated="3"/>
          <table:table-cell table:style-name="ce43" office:value-type="string" calcext:value-type="string" table:number-columns-spanned="3" table:number-rows-spanned="1">
            <text:p>Vakiot</text:p>
          </table:table-cell>
          <table:covered-table-cell table:number-columns-repeated="2" table:style-name="ce41"/>
          <table:table-cell table:style-name="ce41" table:number-columns-repeated="16364"/>
        </table:table-row>
        <table:table-row table:style-name="ro1">
          <table:table-cell table:style-name="ce4" office:value-type="string" calcext:value-type="string">
            <text:p>Nimi</text:p>
          </table:table-cell>
          <table:table-cell table:style-name="ce10" office:value-type="string" calcext:value-type="string">
            <text:p>ELO</text:p>
          </table:table-cell>
          <table:table-cell table:style-name="ce4" office:value-type="string" calcext:value-type="string">
            <text:p>Otteluita pelattu</text:p>
          </table:table-cell>
          <table:table-cell table:style-name="ce4" office:value-type="string" calcext:value-type="string">
            <text:p>Voitot</text:p>
          </table:table-cell>
          <table:table-cell table:style-name="ce4" office:value-type="string" calcext:value-type="string">
            <text:p>Häviöt</text:p>
          </table:table-cell>
          <table:table-cell table:style-name="ce4" office:value-type="string" calcext:value-type="string">
            <text:p>Tasapelit</text:p>
          </table:table-cell>
          <table:table-cell/>
          <table:table-cell table:style-name="ce4" office:value-type="string" calcext:value-type="string">
            <text:p>Pelaaja</text:p>
          </table:table-cell>
          <table:table-cell table:style-name="ce4" office:value-type="string" calcext:value-type="string">
            <text:p>ELO</text:p>
          </table:table-cell>
          <table:table-cell table:style-name="ce4" office:value-type="string" calcext:value-type="string">
            <text:p>Tulos</text:p>
          </table:table-cell>
          <table:table-cell table:style-name="ce4" office:value-type="string" calcext:value-type="string">
            <text:p>Uusi ELO</text:p>
          </table:table-cell>
          <table:table-cell table:style-name="ce4" office:value-type="string" calcext:value-type="string">
            <text:p>Muutos</text:p>
          </table:table-cell>
          <table:table-cell table:style-name="ce41"/>
          <table:table-cell table:style-name="ce4" office:value-type="string" calcext:value-type="string">
            <text:p>Q</text:p>
          </table:table-cell>
          <table:table-cell table:style-name="ce4" office:value-type="string" calcext:value-type="string">
            <text:p>Expected outcome</text:p>
          </table:table-cell>
          <table:table-cell table:style-name="ce44" office:value-type="string" calcext:value-type="string">
            <text:p>c</text:p>
          </table:table-cell>
          <table:table-cell table:style-name="ce44" office:value-type="string" calcext:value-type="string">
            <text:p>K</text:p>
          </table:table-cell>
          <table:table-cell table:style-name="ce44" office:value-type="string" calcext:value-type="string">
            <text:p>V</text:p>
          </table:table-cell>
          <table:table-cell table:number-columns-repeated="16364"/>
        </table:table-row>
        <table:table-row table:style-name="ro1">
          <table:table-cell table:style-name="ce9" office:value-type="string" calcext:value-type="string">
            <text:p>A</text:p>
          </table:table-cell>
          <table:table-cell table:style-name="ce19" office:value-type="float" office:value="1500" calcext:value-type="float">
            <text:p>1500</text:p>
          </table:table-cell>
          <table:table-cell table:style-name="ce21" table:number-columns-repeated="4"/>
          <table:table-cell/>
          <table:table-cell table:style-name="ce14" table:content-validation-name="val1" office:value-type="string" calcext:value-type="string">
            <text:p>A</text:p>
          </table:table-cell>
          <table:table-cell table:style-name="ce15" table:formula="of:=VLOOKUP([.H3];[.A$3:.B$20];2;0)" office:value-type="float" office:value="1500" calcext:value-type="float">
            <text:p>1500</text:p>
          </table:table-cell>
          <table:table-cell table:style-name="ce21" table:content-validation-name="val2" office:value-type="float" office:value="0.5" calcext:value-type="float">
            <text:p>0,5</text:p>
          </table:table-cell>
          <table:table-cell table:style-name="ce15" table:formula="of:=[.I3]+[.$Q$3]*([.J3]-[.O3])+[.J3]*[.$R$3]" office:value-type="float" office:value="1500" calcext:value-type="float">
            <text:p>1500</text:p>
          </table:table-cell>
          <table:table-cell table:style-name="ce17" table:formula="of:=[.K3]-[.I3]" office:value-type="float" office:value="0" calcext:value-type="float">
            <text:p>0</text:p>
          </table:table-cell>
          <table:table-cell/>
          <table:table-cell table:style-name="ce15" table:formula="of:=10^([.I3]/[.P3])" office:value-type="float" office:value="5623.41325190349" calcext:value-type="float">
            <text:p>5623</text:p>
          </table:table-cell>
          <table:table-cell table:style-name="ce48" table:formula="of:=[.N3]/([.N3]+[.N4])" office:value-type="float" office:value="0.5" calcext:value-type="float">
            <text:p>0,50</text:p>
          </table:table-cell>
          <table:table-cell table:style-name="ce21" office:value-type="float" office:value="400" calcext:value-type="float">
            <text:p>400</text:p>
          </table:table-cell>
          <table:table-cell table:style-name="ce21" office:value-type="float" office:value="32" calcext:value-type="float">
            <text:p>32</text:p>
          </table:table-cell>
          <table:table-cell table:style-name="ce21" office:value-type="float" office:value="0" calcext:value-type="float">
            <text:p>0</text:p>
          </table:table-cell>
          <table:table-cell table:number-columns-repeated="16364"/>
        </table:table-row>
        <table:table-row table:style-name="ro1">
          <table:table-cell table:style-name="ce9" office:value-type="string" calcext:value-type="string">
            <text:p>B</text:p>
          </table:table-cell>
          <table:table-cell table:style-name="ce19" office:value-type="float" office:value="1500" calcext:value-type="float">
            <text:p>1500</text:p>
          </table:table-cell>
          <table:table-cell table:style-name="ce21" table:number-columns-repeated="4"/>
          <table:table-cell/>
          <table:table-cell table:style-name="ce14" table:content-validation-name="val1" office:value-type="string" calcext:value-type="string">
            <text:p>B</text:p>
          </table:table-cell>
          <table:table-cell table:style-name="ce15" table:formula="of:=VLOOKUP([.H4];[.A$3:.B$20];2;0)" office:value-type="float" office:value="1500" calcext:value-type="float">
            <text:p>1500</text:p>
          </table:table-cell>
          <table:table-cell table:style-name="ce16" table:formula="of:=IF([.J3]=0; 1; IF([.J3]=1; 0; IF([.J3]=0.5; 0.5)))" office:value-type="float" office:value="0.5" calcext:value-type="float">
            <text:p>0,5</text:p>
          </table:table-cell>
          <table:table-cell table:style-name="ce15" table:formula="of:=[.I4]+[.$Q$3]*([.J4]-[.O4])+[.J4]*[.$R$3]" office:value-type="float" office:value="1500" calcext:value-type="float">
            <text:p>1500</text:p>
          </table:table-cell>
          <table:table-cell table:style-name="ce17" table:formula="of:=[.K4]-[.I4]" office:value-type="float" office:value="0" calcext:value-type="float">
            <text:p>0</text:p>
          </table:table-cell>
          <table:table-cell/>
          <table:table-cell table:style-name="ce15" table:formula="of:=10^([.I4]/[.P3])" office:value-type="float" office:value="5623.41325190349" calcext:value-type="float">
            <text:p>5623</text:p>
          </table:table-cell>
          <table:table-cell table:style-name="ce48" table:formula="of:=[.N4]/([.N3]+[.N4])" office:value-type="float" office:value="0.5" calcext:value-type="float">
            <text:p>0,50</text:p>
          </table:table-cell>
          <table:table-cell table:style-name="ce54" table:number-columns-repeated="3"/>
          <table:table-cell table:number-columns-repeated="16364"/>
        </table:table-row>
        <table:table-row table:style-name="ro1">
          <table:table-cell table:style-name="ce9" office:value-type="string" calcext:value-type="string">
            <text:p>C</text:p>
          </table:table-cell>
          <table:table-cell table:style-name="ce19" office:value-type="float" office:value="1500" calcext:value-type="float">
            <text:p>1500</text:p>
          </table:table-cell>
          <table:table-cell table:style-name="ce21" table:number-columns-repeated="4"/>
          <table:table-cell table:number-columns-repeated="16376"/>
        </table:table-row>
        <table:table-row table:style-name="ro1">
          <table:table-cell table:style-name="ce9" office:value-type="string" calcext:value-type="string">
            <text:p>D</text:p>
          </table:table-cell>
          <table:table-cell table:style-name="ce19" office:value-type="float" office:value="1500" calcext:value-type="float">
            <text:p>1500</text:p>
          </table:table-cell>
          <table:table-cell table:style-name="ce21" table:number-columns-repeated="4"/>
          <table:table-cell/>
          <table:table-cell table:style-name="ce24"/>
          <table:table-cell table:number-columns-repeated="16374"/>
        </table:table-row>
        <table:table-row table:style-name="ro1">
          <table:table-cell table:style-name="ce9" office:value-type="string" calcext:value-type="string">
            <text:p>E</text:p>
          </table:table-cell>
          <table:table-cell table:style-name="ce19" office:value-type="float" office:value="1500" calcext:value-type="float">
            <text:p>1500</text:p>
          </table:table-cell>
          <table:table-cell table:style-name="ce21" table:number-columns-repeated="4"/>
          <table:table-cell table:number-columns-repeated="16376"/>
        </table:table-row>
        <table:table-row table:style-name="ro1">
          <table:table-cell table:style-name="ce9" office:value-type="string" calcext:value-type="string">
            <text:p>F</text:p>
          </table:table-cell>
          <table:table-cell table:style-name="ce19" office:value-type="float" office:value="1500" calcext:value-type="float">
            <text:p>1500</text:p>
          </table:table-cell>
          <table:table-cell table:style-name="ce21" table:number-columns-repeated="4"/>
          <table:table-cell table:number-columns-repeated="16376"/>
        </table:table-row>
        <table:table-row table:style-name="ro1">
          <table:table-cell table:style-name="ce9" office:value-type="string" calcext:value-type="string">
            <text:p>G</text:p>
          </table:table-cell>
          <table:table-cell table:style-name="ce19" office:value-type="float" office:value="1500" calcext:value-type="float">
            <text:p>1500</text:p>
          </table:table-cell>
          <table:table-cell table:style-name="ce21" table:number-columns-repeated="4"/>
          <table:table-cell table:number-columns-repeated="16376"/>
        </table:table-row>
        <table:table-row table:style-name="ro1">
          <table:table-cell table:style-name="ce9" office:value-type="string" calcext:value-type="string">
            <text:p>H</text:p>
          </table:table-cell>
          <table:table-cell table:style-name="ce19" office:value-type="float" office:value="1500" calcext:value-type="float">
            <text:p>1500</text:p>
          </table:table-cell>
          <table:table-cell table:style-name="ce21" table:number-columns-repeated="4"/>
          <table:table-cell table:number-columns-repeated="16376"/>
        </table:table-row>
        <table:table-row table:style-name="ro1">
          <table:table-cell table:style-name="ce9" office:value-type="string" calcext:value-type="string">
            <text:p>I</text:p>
          </table:table-cell>
          <table:table-cell table:style-name="ce19" office:value-type="float" office:value="1500" calcext:value-type="float">
            <text:p>1500</text:p>
          </table:table-cell>
          <table:table-cell table:style-name="ce21" table:number-columns-repeated="4"/>
          <table:table-cell table:number-columns-repeated="16376"/>
        </table:table-row>
        <table:table-row table:style-name="ro1">
          <table:table-cell table:style-name="ce9" office:value-type="string" calcext:value-type="string">
            <text:p>J</text:p>
          </table:table-cell>
          <table:table-cell table:style-name="ce19" office:value-type="float" office:value="1500" calcext:value-type="float">
            <text:p>1500</text:p>
          </table:table-cell>
          <table:table-cell table:style-name="ce21" table:number-columns-repeated="4"/>
          <table:table-cell table:number-columns-repeated="16376"/>
        </table:table-row>
        <table:table-row table:style-name="ro1" table:number-rows-repeated="2">
          <table:table-cell table:style-name="ce9"/>
          <table:table-cell table:style-name="ce19"/>
          <table:table-cell table:style-name="ce21" table:number-columns-repeated="4"/>
          <table:table-cell table:number-columns-repeated="16376"/>
        </table:table-row>
        <table:table-row table:style-name="ro1">
          <table:table-cell table:style-name="ce9"/>
          <table:table-cell table:style-name="ce19"/>
          <table:table-cell table:style-name="ce21" table:number-columns-repeated="4"/>
          <table:table-cell table:number-columns-repeated="8"/>
          <table:table-cell table:style-name="ce46" office:value-type="string" calcext:value-type="string">
            <text:p>)</text:p>
          </table:table-cell>
          <table:table-cell table:number-columns-repeated="16367"/>
        </table:table-row>
        <table:table-row table:style-name="ro1" table:number-rows-repeated="5">
          <table:table-cell table:style-name="ce9"/>
          <table:table-cell table:style-name="ce19"/>
          <table:table-cell table:style-name="ce21" table:number-columns-repeated="4"/>
          <table:table-cell table:number-columns-repeated="16376"/>
        </table:table-row>
        <table:table-row table:style-name="ro1">
          <table:table-cell table:style-name="ce9"/>
          <table:table-cell table:style-name="ce19"/>
          <table:table-cell table:style-name="ce21" table:number-columns-repeated="4"/>
          <table:table-cell/>
          <table:table-cell table:style-name="ce27" table:number-columns-repeated="11"/>
          <table:table-cell table:number-columns-repeated="16364"/>
        </table:table-row>
        <table:table-row table:style-name="ro1">
          <table:table-cell table:style-name="ce9"/>
          <table:table-cell table:style-name="ce19"/>
          <table:table-cell table:style-name="ce21" table:number-columns-repeated="4"/>
          <table:table-cell table:number-columns-repeated="2"/>
          <table:table-cell table:style-name="ce26" office:value-type="string" calcext:value-type="string" table:number-columns-spanned="4" table:number-rows-spanned="1">
            <text:p>TESTILASKURI</text:p>
          </table:table-cell>
          <table:covered-table-cell table:number-columns-repeated="3"/>
          <table:table-cell/>
          <table:table-cell table:style-name="ce41" table:number-columns-repeated="2"/>
          <table:table-cell table:style-name="ce7" office:value-type="string" calcext:value-type="string" table:number-columns-spanned="3" table:number-rows-spanned="1">
            <text:p>Vakiot</text:p>
          </table:table-cell>
          <table:covered-table-cell table:number-columns-repeated="2" table:style-name="ce41"/>
          <table:table-cell table:number-columns-repeated="16364"/>
        </table:table-row>
        <table:table-row table:style-name="ro1">
          <table:table-cell table:style-name="ce9"/>
          <table:table-cell table:style-name="ce19"/>
          <table:table-cell table:style-name="ce21" table:number-columns-repeated="4"/>
          <table:table-cell table:number-columns-repeated="2"/>
          <table:table-cell table:style-name="ce5" office:value-type="string" calcext:value-type="string">
            <text:p>ELO</text:p>
          </table:table-cell>
          <table:table-cell table:style-name="ce5" office:value-type="string" calcext:value-type="string">
            <text:p>Tulos</text:p>
          </table:table-cell>
          <table:table-cell table:style-name="ce5" office:value-type="string" calcext:value-type="string">
            <text:p>Uusi ELO</text:p>
          </table:table-cell>
          <table:table-cell table:style-name="ce5" office:value-type="string" calcext:value-type="string">
            <text:p>Muutos</text:p>
          </table:table-cell>
          <table:table-cell/>
          <table:table-cell table:style-name="ce5" office:value-type="string" calcext:value-type="string">
            <text:p>Q</text:p>
          </table:table-cell>
          <table:table-cell table:style-name="ce5" office:value-type="string" calcext:value-type="string">
            <text:p>Expected outcome</text:p>
          </table:table-cell>
          <table:table-cell table:style-name="ce8" office:value-type="string" calcext:value-type="string">
            <text:p>c</text:p>
          </table:table-cell>
          <table:table-cell table:style-name="ce8" office:value-type="string" calcext:value-type="string">
            <text:p>K</text:p>
          </table:table-cell>
          <table:table-cell table:style-name="ce8" office:value-type="string" calcext:value-type="string">
            <text:p>V</text:p>
          </table:table-cell>
          <table:table-cell table:number-columns-repeated="16364"/>
        </table:table-row>
        <table:table-row table:style-name="ro1">
          <table:table-cell table:style-name="ce9"/>
          <table:table-cell table:style-name="ce19"/>
          <table:table-cell table:style-name="ce21" table:number-columns-repeated="4"/>
          <table:table-cell table:number-columns-repeated="2"/>
          <table:table-cell table:style-name="ce28" office:value-type="float" office:value="1500" calcext:value-type="float">
            <text:p>1500</text:p>
          </table:table-cell>
          <table:table-cell table:style-name="ce30" table:content-validation-name="val2" office:value-type="float" office:value="0" calcext:value-type="float">
            <text:p>0</text:p>
          </table:table-cell>
          <table:table-cell table:style-name="ce28" table:formula="of:=[.I24]+[.$Q$24]*([.J24]-[.O24])+[.J24]*[.$R$24]" office:value-type="float" office:value="1488.48207999369" calcext:value-type="float">
            <text:p>1488</text:p>
          </table:table-cell>
          <table:table-cell table:style-name="ce33" table:formula="of:=[.K24]-[.I24]" office:value-type="float" office:value="-11.5179200063076" calcext:value-type="float">
            <text:p>-12</text:p>
          </table:table-cell>
          <table:table-cell/>
          <table:table-cell table:style-name="ce28" table:formula="of:=10^([.I24]/[.P24])" office:value-type="float" office:value="5623.41325190349" calcext:value-type="float">
            <text:p>5623</text:p>
          </table:table-cell>
          <table:table-cell table:style-name="ce50" table:formula="of:=[.N24]/([.N24]+[.N25])" office:value-type="float" office:value="0.359935000197115" calcext:value-type="float">
            <text:p>0,36</text:p>
          </table:table-cell>
          <table:table-cell table:style-name="ce57" office:value-type="float" office:value="400" calcext:value-type="float">
            <text:p>400</text:p>
          </table:table-cell>
          <table:table-cell table:style-name="ce57" office:value-type="float" office:value="32" calcext:value-type="float">
            <text:p>32</text:p>
          </table:table-cell>
          <table:table-cell table:style-name="ce57" office:value-type="float" office:value="0" calcext:value-type="float">
            <text:p>0</text:p>
          </table:table-cell>
          <table:table-cell table:number-columns-repeated="16364"/>
        </table:table-row>
        <table:table-row table:style-name="ro1">
          <table:table-cell table:style-name="ce9"/>
          <table:table-cell table:style-name="ce19"/>
          <table:table-cell table:style-name="ce21" table:number-columns-repeated="4"/>
          <table:table-cell table:number-columns-repeated="2"/>
          <table:table-cell table:style-name="ce28" office:value-type="float" office:value="1600" calcext:value-type="float">
            <text:p>1600</text:p>
          </table:table-cell>
          <table:table-cell table:style-name="ce31" table:formula="of:=IF([.J24]=0; 1; IF([.J24]=1; 0; IF([.J24]=0.5; 0.5)))" office:value-type="float" office:value="1" calcext:value-type="float">
            <text:p>1</text:p>
          </table:table-cell>
          <table:table-cell table:style-name="ce28" table:formula="of:=[.I25]+[.$Q$24]*([.J25]-[.O25])+[.J25]*[.$R$24]" office:value-type="float" office:value="1611.51792000631" calcext:value-type="float">
            <text:p>1612</text:p>
          </table:table-cell>
          <table:table-cell table:style-name="ce33" table:formula="of:=[.K25]-[.I25]" office:value-type="float" office:value="11.5179200063076" calcext:value-type="float">
            <text:p>12</text:p>
          </table:table-cell>
          <table:table-cell/>
          <table:table-cell table:style-name="ce28" table:formula="of:=10^([.I25]/[.P24])" office:value-type="float" office:value="10000" calcext:value-type="float">
            <text:p>10000</text:p>
          </table:table-cell>
          <table:table-cell table:style-name="ce50" table:formula="of:=[.N25]/([.N24]+[.N25])" office:value-type="float" office:value="0.640064999802885" calcext:value-type="float">
            <text:p>0,64</text:p>
          </table:table-cell>
          <table:table-cell table:style-name="ce58" table:number-columns-repeated="3"/>
          <table:table-cell table:number-columns-repeated="16364"/>
        </table:table-row>
        <table:table-row table:style-name="ro1" table:number-rows-repeated="1048550">
          <table:table-cell table:number-columns-repeated="16382"/>
        </table:table-row>
        <table:table-row table:style-name="ro1">
          <table:table-cell table:number-columns-repeated="16382"/>
        </table:table-row>
      </table:table>
      <table:named-expressions/>
      <table:database-ranges>
        <table:database-range table:name="__Anonymous_Sheet_DB__0" table:target-range-address="Taulukko1.A3:Taulukko1.F25" table:contains-header="false">
          <table:sort>
            <table:sort-by table:field-number="1" table:order="descending"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i" fo:country="FI"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fi" fo:country="FI"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Nuolenkärjet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i" number:country="FI">€</number:currency-symbol>
      <style:map style:condition="value()&gt;=0" style:apply-style-name="N114P0"/>
    </number:currency-style>
    <number:currency-style style:name="N116P0" style:volatile="true">
      <number:number number:decimal-places="2" number:min-decimal-places="2" number:min-integer-digits="1" number:grouping="true"/>
      <number:text> </number:text>
      <number:currency-symbol number:language="fi" number:country="FI">€</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i" number:country="FI">€</number:currency-symbol>
      <style:map style:condition="value()&gt;=0" style:apply-style-name="N116P0"/>
    </number:currency-style>
    <number:number-style style:name="N117">
      <number:number number:decimal-places="10" number:min-decimal-places="10" number:min-integer-digits="1"/>
    </number:number-style>
    <number:number-style style:name="N118">
      <number:number number:decimal-places="11" number:min-decimal-places="11" number:min-integer-digits="1"/>
    </number:number-style>
    <number:number-style style:name="N119" number:title="Käyttäjän määrittämä">
      <number:number number:decimal-places="1" number:min-decimal-places="1" number:min-integer-digits="1"/>
    </number:number-style>
    <number:number-style style:name="N120P0" style:volatile="true">
      <number:number number:decimal-places="0" number:min-decimal-places="0" number:min-integer-digits="1"/>
    </number:number-style>
    <number:number-style style:name="N120">
      <style:text-properties fo:color="#ff0000"/>
      <number:text>-</number:text>
      <number:number number:decimal-places="0" number:min-decimal-places="0" number:min-integer-digits="1"/>
      <style:map style:condition="value()&gt;=0" style:apply-style-name="N120P0"/>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Nuolenkärjet_20_1" draw:display-name="Nuolenkärjet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ivu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18">00.00.0000</text:date>, <text:time style:data-style-name="N2" text:time-value="14:45:39.617000000">00:00:00</text:time></text:p>
        </style:region-right>
      </style:header>
      <style:header-left style:display="false"/>
      <style:header-first style:display="false"/>
      <style:footer>
        <text:p>Sivu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0T13:19:47.399000000</meta:creation-date>
    <dc:date>2024-12-18T14:46:58.472000000</dc:date>
    <meta:editing-duration>P2DT8H33M43S</meta:editing-duration>
    <meta:editing-cycles>60</meta:editing-cycles>
    <meta:generator>LibreOffice/24.8.1.2$Windows_X86_64 LibreOffice_project/87fa9aec1a63e70835390b81c40bb8993f1d4ff6</meta:generator>
    <meta:document-statistic meta:table-count="1" meta:cell-count="83" meta:object-count="13"/>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sub JarjestaELO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A$3:$B$20"

dispatcher.executeDispatch(document, ".uno:GoToCell", "", 0, args1())

rem ----------------------------------------------------------------------
rem dispatcher.executeDispatch(document, ".uno:DataSort", "", 0, Array())

rem ----------------------------------------------------------------------
dim args3(9) as new com.sun.star.beans.PropertyValue
args3(0).Name = "ByRows"
args3(0).Value = true
args3(1).Name = "HasHeader"
args3(1).Value = false
args3(2).Name = "CaseSensitive"
args3(2).Value = false
args3(3).Name = "NaturalSort"
args3(3).Value = false
args3(4).Name = "IncludeAttribs"
args3(4).Value = true
args3(5).Name = "UserDefIndex"
args3(5).Value = 0
args3(6).Name = "Col1"
args3(6).Value = 2
args3(7).Name = "Ascending1"
args3(7).Value = false
args3(8).Name = "IncludeComments"
args3(8).Value = false
args3(9).Name = "IncludeImages"
args3(9).Value = true

dispatcher.executeDispatch(document, ".uno:DataSort", "", 0, args3())


end sub
</script:module>
</file>

<file path=Basic/Standard/Module2.xml><?xml version="1.0" encoding="utf-8"?>
<!DOCTYPE module  PUBLIC '-//OpenOffice.org//DTD OfficeDocument 1.0//EN'  'module.dtd'>
<script:module xmlns:script="http://openoffice.org/2000/script" script:name="Module2" script:language="StarBasic" script:moduleType="normal">Sub PaivitaJaJarjestaELOt()
    Dim userResponse As Integer
    Dim sheet As Object
    Dim pelaaja1Nimi As String, pelaaja2Nimi As String
    Dim uusiELO1 As Double, uusiELO2 As Double
    Dim tulos1 As Integer, tulos2 As Integer
    Dim i As Integer, viimeinenRivi As Integer
    Dim range As Object
    Dim sortFields(0) As New com.sun.star.table.TableSortField
    Dim cellCursor As Object

    ' Määrittele taulukko
    sheet = ThisComponent.Sheets(0)

    ' Hae pelaajien tiedot
    pelaaja1Nimi = sheet.getCellByPosition(7, 2).String ' Solu H3
    pelaaja2Nimi = sheet.getCellByPosition(7, 3).String ' Solu H4
    uusiELO1 = sheet.getCellByPosition(10, 2).Value ' K3
    uusiELO2 = sheet.getCellByPosition(10, 3).Value ' K4
    tulos1 = sheet.getCellByPosition(9, 2).Value ' J3
    tulos2 = sheet.getCellByPosition(9, 3).Value ' J4

    ' Hae viimeinen käytetty rivi
    cellCursor = sheet.createCursorByRange(sheet.getCellRangeByName("A1"))
    cellCursor.gotoEndOfUsedArea(False)
    viimeinenRivi = cellCursor.RangeAddress.EndRow

    ' Kysy käyttäjältä vahvistus
    userResponse = MsgBox("Oletko varma, että haluat päivittää ELO-pisteet ja järjestää ranking-listan?", 1 + 32, "Vahvistus")
    If userResponse = 2 Then
        MsgBox "Toiminto peruutettu.", 64, "Peruutus"
        Exit Sub
    End If

    ' Tarkista alueen rajat
    If viimeinenRivi &lt; 2 Then
        MsgBox "Taulukko on tyhjä tai virheellinen.", 16, "Virhe"
        Exit Sub
    End If

    ' Päivitä pelaajien ELO-pisteet ja tilastot
    For i = 2 To viimeinenRivi
        If sheet.getCellByPosition(0, i).String = pelaaja1Nimi Then
            sheet.getCellByPosition(1, i).Value = uusiELO1 ' Päivitä ELO-pisteet
            sheet.getCellByPosition(2, i).Value = sheet.getCellByPosition(2, i).Value + 1 ' Päivitä ottelumäärä
            ' Päivitä voitot, häviöt tai tasapelit
            If tulos1 &gt; tulos2 Then
                sheet.getCellByPosition(3, i).Value = sheet.getCellByPosition(3, i).Value + 1 ' Voitto
            ElseIf tulos1 &lt; tulos2 Then
                sheet.getCellByPosition(4, i).Value = sheet.getCellByPosition(4, i).Value + 1 ' Häviö
            Else
                sheet.getCellByPosition(5, i).Value = sheet.getCellByPosition(5, i).Value + 1 ' Tasapeli
            End If
        End If

        If sheet.getCellByPosition(0, i).String = pelaaja2Nimi Then
            sheet.getCellByPosition(1, i).Value = uusiELO2 ' Päivitä ELO-pisteet
            sheet.getCellByPosition(2, i).Value = sheet.getCellByPosition(2, i).Value + 1 ' Päivitä ottelumäärä
            ' Päivitä voitot, häviöt tai tasapelit
            If tulos2 &gt; tulos1 Then
                sheet.getCellByPosition(3, i).Value = sheet.getCellByPosition(3, i).Value + 1 ' Voitto
            ElseIf tulos2 &lt; tulos1 Then
                sheet.getCellByPosition(4, i).Value = sheet.getCellByPosition(4, i).Value + 1 ' Häviö
            Else
                sheet.getCellByPosition(5, i).Value = sheet.getCellByPosition(5, i).Value + 1 ' Tasapeli
            End If
        End If
    Next i

    ' Määrittele lajittelualuetta
    range = sheet.getCellRangeByPosition(0, 2, 5, viimeinenRivi) ' A3:F viimeinen rivi

    ' Määrittele järjestyskriteeri
    sortFields(0).Field = 1 ' Sarake B (ELO-pisteet)
    sortFields(0).IsAscending = False ' Laskeva järjestys

    Dim sortDescriptor(1) As New com.sun.star.beans.PropertyValue
    sortDescriptor(0).Name = "SortFields"
    sortDescriptor(0).Value = sortFields
    sortDescriptor(1).Name = "HasHeader"
    sortDescriptor(1).Value = False

    ' Suorita lajittelu
    On Error GoTo SortError
    range.sort(sortDescriptor)
    Exit Sub

SortError:
    MsgBox "Järjestäminen epäonnistui. Tarkista alue ja tiedot.", 16, "Virh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math xmlns="http://www.w3.org/1998/Math/MathML" display="block">
  <semantics>
    <mrow>
      <msub>
        <mi>E</mi>
        <mi>A</mi>
      </msub>
      <mrow>
        <mspace width="2em"/>
        <mo stretchy="false">=</mo>
        <mspace width="2em"/>
      </mrow>
      <mfrac>
        <msub>
          <mi>Q</mi>
          <mi>A</mi>
        </msub>
        <mrow>
          <msub>
            <mi>Q</mi>
            <mi>A</mi>
          </msub>
          <mo stretchy="false">+</mo>
          <msub>
            <mi>Q</mi>
            <mi>B</mi>
          </msub>
        </mrow>
      </mfrac>
    </mrow>
    <annotation encoding="StarMath 5.0">E_A ~=~ {Q_A} over {Q_A + Q_B}</annotation>
  </semantics>
</math>
</file>

<file path=Object 2/content.xml><?xml version="1.0" encoding="utf-8"?>
<math xmlns="http://www.w3.org/1998/Math/MathML" display="block"/>
</file>

<file path=Object 3/content.xml><?xml version="1.0" encoding="utf-8"?>
<math xmlns="http://www.w3.org/1998/Math/MathML" display="block">
  <semantics>
    <mrow>
      <msub>
        <mi>E</mi>
        <mi>B</mi>
      </msub>
      <mrow>
        <mspace width="2em"/>
        <mo stretchy="false">=</mo>
        <mspace width="2em"/>
      </mrow>
      <mfrac>
        <msub>
          <mi>Q</mi>
          <mi>B</mi>
        </msub>
        <mrow>
          <msub>
            <mi>Q</mi>
            <mi>A</mi>
          </msub>
          <mo stretchy="false">+</mo>
          <msub>
            <mi>Q</mi>
            <mi>B</mi>
          </msub>
        </mrow>
      </mfrac>
      <mi>,</mi>
    </mrow>
    <annotation encoding="StarMath 5.0">E_B ~=~ {Q_B} over {Q_A + Q_B},</annotation>
  </semantics>
</math>
</file>

<file path=Object 4/content.xml><?xml version="1.0" encoding="utf-8"?>
<math xmlns="http://www.w3.org/1998/Math/MathML" display="block">
  <semantics>
    <mrow>
      <msub>
        <mi>Q</mi>
        <mi>A</mi>
      </msub>
      <mrow>
        <mspace width="2em"/>
        <mo stretchy="false">=</mo>
        <mspace width="2em"/>
      </mrow>
      <msup>
        <mn>10</mn>
        <mrow>
          <msub>
            <mi>R</mi>
            <mi>A</mi>
          </msub>
          <mo stretchy="false">/</mo>
          <mn>400</mn>
        </mrow>
      </msup>
    </mrow>
    <annotation encoding="StarMath 5.0">Q_A ~=~ 10^{ R_A/400 }
</annotation>
  </semantics>
</math>
</file>

<file path=Object 5/content.xml><?xml version="1.0" encoding="utf-8"?>
<math xmlns="http://www.w3.org/1998/Math/MathML" display="block">
  <semantics>
    <mrow>
      <msub>
        <mi>Q</mi>
        <mi>B</mi>
      </msub>
      <mrow>
        <mspace width="2em"/>
        <mo stretchy="false">=</mo>
        <mspace width="2em"/>
      </mrow>
      <msup>
        <mn>10</mn>
        <mrow>
          <msub>
            <mi>R</mi>
            <mi>B</mi>
          </msub>
          <mo stretchy="false">/</mo>
          <mn>400</mn>
        </mrow>
      </msup>
      <mi>.</mi>
    </mrow>
    <annotation encoding="StarMath 5.0">Q_B ~=~ 10^{ R_B/400 }.</annotation>
  </semantics>
</math>
</file>